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ba0" officeooo:paragraph-rsid="000dfba0"/>
    </style:style>
    <style:style style:name="P2" style:family="paragraph" style:parent-style-name="Standard">
      <style:text-properties officeooo:rsid="000f297a" officeooo:paragraph-rsid="000f297a"/>
    </style:style>
    <style:style style:name="P3" style:family="paragraph" style:parent-style-name="Standard">
      <style:text-properties officeooo:rsid="000f456f" officeooo:paragraph-rsid="000f456f"/>
    </style:style>
    <style:style style:name="P4" style:family="paragraph" style:parent-style-name="Standard">
      <style:text-properties fo:font-variant="normal" fo:text-transform="none" fo:color="#212529" loext:opacity="100%" style:font-name="SFMono-Regular" fo:font-size="10.5pt" fo:letter-spacing="normal" fo:font-style="normal" fo:font-weight="normal" officeooo:rsid="000f456f" officeooo:paragraph-rsid="000f456f"/>
    </style:style>
    <style:style style:name="P5" style:family="paragraph" style:parent-style-name="Standard">
      <style:text-properties fo:font-variant="normal" fo:text-transform="none" fo:color="#212529" loext:opacity="100%" style:font-name="SFMono-Regular" fo:font-size="10.5pt" fo:letter-spacing="normal" fo:font-style="normal" fo:font-weight="normal" officeooo:rsid="000f456f" officeooo:paragraph-rsid="0011139c"/>
    </style:style>
    <style:style style:name="P6" style:family="paragraph" style:parent-style-name="Standard">
      <style:text-properties fo:font-variant="normal" fo:text-transform="none" fo:color="#212529" loext:opacity="100%" style:font-name="SFMono-Regular" fo:font-size="10.5pt" fo:letter-spacing="normal" fo:font-style="normal" fo:font-weight="normal" officeooo:rsid="0012e843" officeooo:paragraph-rsid="0012e843"/>
    </style:style>
    <style:style style:name="P7" style:family="paragraph" style:parent-style-name="Standard">
      <style:paragraph-properties fo:break-before="page"/>
      <style:text-properties officeooo:rsid="000dfba0" officeooo:paragraph-rsid="000dfba0"/>
    </style:style>
    <style:style style:name="P8" style:family="paragraph" style:parent-style-name="Standard">
      <style:paragraph-properties fo:break-before="page"/>
      <style:text-properties officeooo:rsid="000f297a" officeooo:paragraph-rsid="000f297a"/>
    </style:style>
    <style:style style:name="P9" style:family="paragraph" style:parent-style-name="Standard">
      <style:paragraph-properties fo:break-before="page"/>
      <style:text-properties officeooo:rsid="000f456f" officeooo:paragraph-rsid="000f456f"/>
    </style:style>
    <style:style style:name="P10" style:family="paragraph" style:parent-style-name="Standard">
      <style:paragraph-properties fo:break-before="page"/>
      <style:text-properties fo:font-variant="normal" fo:text-transform="none" fo:color="#212529" loext:opacity="100%" style:font-name="SFMono-Regular" fo:font-size="10.5pt" fo:letter-spacing="normal" fo:font-style="normal" fo:font-weight="normal" officeooo:rsid="0012e843" officeooo:paragraph-rsid="0012e843"/>
    </style:style>
    <style:style style:name="P11" style:family="paragraph" style:parent-style-name="Preformatted_20_Text">
      <style:text-properties officeooo:rsid="000f297a" officeooo:paragraph-rsid="000f297a"/>
    </style:style>
    <style:style style:name="P12" style:family="paragraph" style:parent-style-name="Preformatted_20_Text">
      <style:text-properties officeooo:rsid="000f456f" officeooo:paragraph-rsid="000f456f"/>
    </style:style>
    <style:style style:name="T1" style:family="text">
      <style:text-properties style:font-name="SFMono-Regular" fo:background-color="#eff0f1" loext:char-shading-value="0" loext:padding="0cm" loext:border="none"/>
    </style:style>
    <style:style style:name="T2" style:family="text">
      <style:text-properties style:font-name="SFMono-Regular" officeooo:rsid="0011139c" fo:background-color="#eff0f1" loext:char-shading-value="0" loext:padding="0cm" loext:border="none"/>
    </style:style>
    <style:style style:name="T3" style:family="text">
      <style:text-properties fo:font-variant="normal" fo:text-transform="none" fo:color="#212529" loext:opacity="100%" style:font-name="SFMono-Regular" fo:font-size="10.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Ubuntu 21.04</text:p>
      <text:p text:style-name="Standard">Hirsute Hippo</text:p>
      <text:p text:style-name="Standard"/>
      <text:p text:style-name="P1">Install Docker</text:p>
      <text:p text:style-name="P1"/>
      <text:p text:style-name="P1">sudo apt install apt-transport-https ca-certificates curl software-properties-common</text:p>
      <text:p text:style-name="P1"/>
      <text:p text:style-name="P1">curl -fsSL https://download.docker.com/linux/ubuntu/gpg | sudo apt-key add -</text:p>
      <text:p text:style-name="P1"/>
      <text:p text:style-name="P1">sudo add-apt-repository "deb [arch=amd64] https://download.docker.com/linux/ubuntu hirsute stable"</text:p>
      <text:p text:style-name="P1"/>
      <text:p text:style-name="P1">sudo apt update</text:p>
      <text:p text:style-name="P1"/>
      <text:p text:style-name="P1">apt-cache policy docker-ce</text:p>
      <text:p text:style-name="P1"/>
      <text:p text:style-name="P1">check results to confirm the repository is fine</text:p>
      <text:p text:style-name="P1"/>
      <text:p text:style-name="P1">sudo apt install docker-ce</text:p>
      <text:p text:style-name="P1"/>
      <text:p text:style-name="P1">Make restart automatically when initiate the vm</text:p>
      <text:p text:style-name="P1">sudo systemctl status docker</text:p>
      <text:p text:style-name="P1"/>
      <text:p text:style-name="P1">Make the current user admin</text:p>
      <text:p text:style-name="P1">sudo usermod -aG docker ${USER}</text:p>
      <text:p text:style-name="P1"/>
      <text:p text:style-name="P1">su - ${USER}</text:p>
      <text:p text:style-name="P1"/>
      <text:p text:style-name="P1"/>
      <text:p text:style-name="P8">Install Chrome</text:p>
      <text:p text:style-name="P11"><text:span text:style-name="Source_20_Text">wget https://dl.google.com/linux/direct/google-chrome-stable_current_amd64.deb</text:span></text:p>
      <text:p text:style-name="P2"/>
      <text:p text:style-name="P11"><text:span text:style-name="Source_20_Text">sudo apt install ./google-chrome-stable_current_amd64.deb</text:span></text:p>
      <text:p text:style-name="P2"/>
      <text:p text:style-name="P2"/>
      <text:p text:style-name="P9">Install Java</text:p>
      <text:p text:style-name="P3"/>
      <text:p text:style-name="P12"><text:span text:style-name="Source_20_Text"><text:span text:style-name="T3">sudo apt-get install openjdk-11-jdk-headless</text:span></text:span></text:p>
      <text:p text:style-name="P3"/>
      <text:p text:style-name="P5">readlink -m $(which java)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5"><text:span text:style-name="Source_20_Text"><text:span text:style-name="T2">sudo gedit ~/.bashrc</text:span></text:span></text:p>
      <text:p text:style-name="P5"><text:span text:style-name="Source_20_Text"><text:span text:style-name="T2">export JAVA_HOME="/usr/lib/jvm/java-11-openjdk-amd64"</text:span></text:span></text:p>
      <text:p text:style-name="P5"><text:span text:style-name="Source_20_Text"><text:span text:style-name="T2">export PATH=$JAVA_HOME/bin:$PATH</text:span></text:span></text:p>
      <text:p text:style-name="P4"/>
      <text:p text:style-name="P5">source <text:span text:style-name="Source_20_Text"><text:span text:style-name="T2">~/.bashrc</text:span></text:span></text:p>
      <text:p text:style-name="P4"/>
      <text:p text:style-name="P4">echo $JAVA_HOME</text:p>
      <text:p text:style-name="P4"/>
      <text:p text:style-name="P4"/>
      <text:p text:style-name="P10">Install git</text:p>
      <text:p text:style-name="P6"/>
      <text:p text:style-name="P6">sudo apt install git</text:p>
      <text:p text:style-name="P6"/>
      <text:p text:style-name="P6">git config --global user.name "tafarelloit"</text:p>
      <text:p text:style-name="P6">git config --global user.email "<text:a xlink:type="simple" xlink:href="mailto:tafarelloit@gmail.com" text:style-name="Internet_20_link" text:visited-style-name="Visited_20_Internet_20_Link">tafarello.it@gmail.com</text:a>"</text:p>
      <text:p text:style-name="P6"/>
      <text:p text:style-name="P6"/>
      <text:p text:style-name="P6"/>
      <text:p text:style-name="P6">git remote add origin https://github.com/tafarelloit/sbk_elk.git</text:p>
      <text:p text:style-name="P6">git branch -M main</text:p>
      <text:p text:style-name="P6">git push -u origin m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09:58:12.022073825</meta:creation-date>
    <dc:date>2021-06-05T11:06:34.642265376</dc:date>
    <meta:editing-duration>PT52M28S</meta:editing-duration>
    <meta:editing-cycles>10</meta:editing-cycles>
    <meta:generator>LibreOffice/7.1.3.2$Linux_X86_64 LibreOffice_project/10$Build-2</meta:generator>
    <meta:document-statistic meta:table-count="0" meta:image-count="0" meta:object-count="0" meta:page-count="5" meta:paragraph-count="33" meta:word-count="131" meta:character-count="1156" meta:non-whitespace-character-count="1060"/>
  </office:meta>
</office:document-meta>
</file>